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000000" draw:textarea-horizontal-align="center" draw:textarea-vertical-align="middle"/>
    </style:style>
    <style:style style:name="gr4" style:family="graphic" style:parent-style-name="standard">
      <style:graphic-properties svg:stroke-width="0cm" draw:marker-start-width="0.31cm" draw:marker-end-width="0.31cm" draw:fill="solid" draw:fill-color="#000000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0.02cm" svg:stroke-color="#000000" draw:marker-start-width="0.33cm" draw:marker-end="Arrow" draw:marker-end-width="0.13cm" draw:fill="solid" draw:fill-color="#000000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svg:stroke-width="0.02cm" draw:marker-start-width="0.33cm" draw:marker-end="Arrow" draw:marker-end-width="0.13cm" draw:fill="solid" draw:fill-color="#000000" draw:textarea-horizontal-align="center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svg:stroke-width="0.02cm" svg:stroke-color="#008080" draw:marker-start-width="0.33cm" draw:marker-end="Arrow" draw:marker-end-width="0.13cm" draw:fill="solid" draw:fill-color="#000000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family="Corbel" style:font-pitch="variable" fo:font-size="10pt" style:font-size-asian="10pt" style:font-size-complex="10pt"/>
    </style:style>
    <style:style style:name="P3" style:family="paragraph">
      <style:paragraph-properties fo:text-align="center"/>
      <style:text-properties fo:font-family="Corbel" style:font-pitch="variable" fo:font-size="10pt" style:font-size-asian="10pt" style:font-size-complex="10pt"/>
    </style:style>
    <style:style style:name="T1" style:family="text">
      <style:text-properties fo:font-family="Corbel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2" draw:layer="layout" svg:width="0.15cm" svg:height="0.15cm" svg:x="4.887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1.226cm" svg:height="0.679cm" svg:x="4.887cm" svg:y="2.5cm">
          <draw:text-box>
            <text:p><text:span text:style-name="T1">A {C}</text:span></text:p>
          </draw:text-box>
        </draw:frame>
        <draw:custom-shape draw:style-name="gr1" draw:text-style-name="P1" draw:id="id5" draw:layer="layout" svg:width="0.15cm" svg:height="0.15cm" svg:x="4.887cm" svg:y="7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0.68cm" svg:height="0.679cm" svg:x="5cm" svg:y="7.321cm">
          <draw:text-box>
            <text:p><text:span text:style-name="T1">F</text:span></text:p>
          </draw:text-box>
        </draw:frame>
        <draw:custom-shape draw:style-name="gr1" draw:text-style-name="P1" draw:id="id4" draw:layer="layout" svg:width="0.15cm" svg:height="0.15cm" svg:x="6cm" svg:y="6.0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1.201cm" svg:height="0.679cm" svg:x="5.935cm" svg:y="5.506cm">
          <draw:text-box>
            <text:p><text:span text:style-name="T1">D {F}</text:span></text:p>
          </draw:text-box>
        </draw:frame>
        <draw:custom-shape draw:style-name="gr1" draw:text-style-name="P1" draw:id="id3" draw:layer="layout" svg:width="0.15cm" svg:height="0.15cm" svg:x="6cm" svg:y="4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1.51cm" svg:height="0.679cm" svg:x="5.835cm" svg:y="3.786cm">
          <draw:text-box>
            <text:p><text:span text:style-name="T1">C {D,E}</text:span></text:p>
          </draw:text-box>
        </draw:frame>
        <draw:custom-shape draw:style-name="gr1" draw:text-style-name="P1" draw:id="id1" draw:layer="layout" svg:width="0.15cm" svg:height="0.15cm" svg:x="3.774cm" svg:y="4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0.709cm" svg:height="0.679cm" svg:x="3.791cm" svg:y="4.321cm">
          <draw:text-box>
            <text:p><text:span text:style-name="T1">B</text:span></text:p>
          </draw:text-box>
        </draw:frame>
        <draw:custom-shape draw:style-name="gr1" draw:text-style-name="P1" draw:id="id6" draw:layer="layout" svg:width="0.15cm" svg:height="0.15cm" svg:x="7.985cm" svg:y="6.0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0.697cm" svg:height="0.679cm" svg:x="7.985cm" svg:y="5.506cm">
          <draw:text-box>
            <text:p><text:span text:style-name="T1">E</text:span></text:p>
          </draw:text-box>
        </draw:frame>
        <draw:connector draw:style-name="gr3" draw:text-style-name="P3" draw:layer="layout" draw:type="line" svg:x1="3.902cm" svg:y1="4.272cm" svg:x2="4.909cm" svg:y2="3.128cm" draw:start-shape="id1" draw:start-glue-point="11" draw:end-shape="id2" draw:end-glue-point="7" svg:d="m3902 4272 1007-1144">
          <text:p/>
        </draw:connector>
        <draw:connector draw:style-name="gr4" draw:text-style-name="P3" draw:layer="layout" draw:type="line" svg:x1="6.022cm" svg:y1="4.272cm" svg:x2="5.015cm" svg:y2="3.128cm" draw:start-shape="id3" draw:start-glue-point="5" draw:end-shape="id2" draw:end-glue-point="9" svg:d="m6022 4272-1007-1144">
          <text:p/>
        </draw:connector>
        <draw:connector draw:style-name="gr3" draw:text-style-name="P3" draw:layer="layout" draw:type="line" svg:x1="6.075cm" svg:y1="4.4cm" svg:x2="6.075cm" svg:y2="6.036cm" draw:start-shape="id3" draw:start-glue-point="8" draw:end-shape="id4" draw:end-glue-point="4" svg:d="m6075 4400v1636">
          <text:p/>
        </draw:connector>
        <draw:connector draw:style-name="gr3" draw:text-style-name="P3" draw:layer="layout" draw:type="line" svg:x1="5.015cm" svg:y1="7.772cm" svg:x2="6.022cm" svg:y2="6.164cm" draw:start-shape="id5" draw:start-glue-point="11" draw:end-shape="id4" draw:end-glue-point="7" svg:d="m5015 7772 1007-1608">
          <text:p/>
        </draw:connector>
        <draw:connector draw:style-name="gr3" draw:text-style-name="P3" draw:layer="layout" draw:type="line" svg:x1="7.985cm" svg:y1="6.111cm" svg:x2="6.15cm" svg:y2="6.111cm" draw:start-shape="id6" draw:start-glue-point="6" draw:end-shape="id4" draw:end-glue-point="10" svg:d="m7985 6111h-1835">
          <text:p/>
        </draw:connector>
        <draw:connector draw:style-name="gr3" draw:text-style-name="P3" draw:layer="layout" draw:type="line" svg:x1="6.128cm" svg:y1="4.378cm" svg:x2="8.007cm" svg:y2="6.058cm" draw:start-shape="id3" draw:start-glue-point="9" draw:end-shape="id6" draw:end-glue-point="5" svg:d="m6128 4378 1879 1680">
          <text:p/>
        </draw:connector>
        <draw:connector draw:style-name="gr3" draw:text-style-name="P3" draw:layer="layout" draw:type="line" svg:x1="6cm" svg:y1="4.325cm" svg:x2="3.924cm" svg:y2="4.325cm" draw:start-shape="id3" draw:start-glue-point="6" draw:end-shape="id1" draw:end-glue-point="10" svg:d="m6000 4325h-2076">
          <text:p/>
        </draw:connector>
        <draw:connector draw:style-name="gr5" draw:text-style-name="P3" draw:layer="layout" draw:type="curve" svg:x1="4.962cm" svg:y1="7.75cm" svg:x2="6cm" svg:y2="6.111cm" draw:start-shape="id5" draw:start-glue-point="4" draw:end-shape="id4" draw:end-glue-point="6" svg:d="m4962 7750c0-1093 346-1639 1038-1639">
          <text:p/>
        </draw:connector>
        <draw:connector draw:style-name="gr6" draw:text-style-name="P3" draw:layer="layout" draw:type="curve" svg:x1="6.075cm" svg:y1="4.25cm" svg:x2="5.037cm" svg:y2="3.075cm" draw:start-shape="id3" draw:start-glue-point="4" draw:end-shape="id2" draw:end-glue-point="10" svg:d="m6075 4250c0-784-346-1175-1038-1175">
          <text:p/>
        </draw:connector>
        <draw:connector draw:style-name="gr6" draw:text-style-name="P3" draw:layer="layout" draw:type="curve" svg:x1="8.06cm" svg:y1="6.036cm" svg:x2="6.15cm" svg:y2="4.325cm" draw:start-shape="id6" draw:start-glue-point="4" draw:end-shape="id3" draw:end-glue-point="10" svg:d="m8060 6036c0-1141-636-1711-1910-1711">
          <text:p/>
        </draw:connector>
        <draw:connector draw:style-name="gr7" draw:text-style-name="P3" draw:layer="layout" draw:type="curve" svg:x1="3.849cm" svg:y1="4.25cm" svg:x2="4.887cm" svg:y2="3.075cm" draw:start-shape="id1" draw:start-glue-point="4" draw:end-shape="id2" draw:end-glue-point="6" svg:d="m3849 4250c0-784 346-1175 1038-1175">
          <text:p/>
        </draw:connector>
        <draw:connector draw:style-name="gr7" draw:text-style-name="P3" draw:layer="layout" draw:type="line" svg:x1="4.962cm" svg:y1="3.15cm" svg:x2="6cm" svg:y2="4.325cm" draw:start-shape="id2" draw:start-glue-point="8" draw:end-shape="id3" draw:end-glue-point="6" svg:d="m4962 3150 1038 1175">
          <text:p/>
        </draw:connector>
        <draw:connector draw:style-name="gr7" draw:text-style-name="P3" draw:layer="layout" draw:type="line" svg:x1="6.15cm" svg:y1="4.325cm" svg:x2="8.06cm" svg:y2="6.036cm" draw:start-shape="id3" draw:start-glue-point="10" draw:end-shape="id6" draw:end-glue-point="4" svg:d="m6150 4325 1910 1711">
          <text:p/>
        </draw:connector>
        <draw:connector draw:style-name="gr7" draw:text-style-name="P3" draw:layer="layout" draw:type="line" svg:x1="6.022cm" svg:y1="4.378cm" svg:x2="6.022cm" svg:y2="6.058cm" draw:start-shape="id3" draw:start-glue-point="7" draw:end-shape="id4" draw:end-glue-point="5" svg:d="m6022 4378v1680">
          <text:p/>
        </draw:connector>
        <draw:connector draw:style-name="gr7" draw:text-style-name="P3" draw:layer="layout" draw:type="line" svg:x1="6.075cm" svg:y1="6.186cm" svg:x2="5.037cm" svg:y2="7.825cm" draw:start-shape="id4" draw:start-glue-point="8" draw:end-shape="id5" draw:end-glue-point="10" svg:d="m6075 6186-1038 1639">
          <text:p/>
        </draw:connector>
        <draw:connector draw:style-name="gr5" draw:text-style-name="P3" draw:layer="layout" draw:type="curve" draw:line-skew="0.257cm" svg:x1="6cm" svg:y1="6.111cm" svg:x2="6.022cm" svg:y2="4.378cm" draw:start-shape="id4" draw:start-glue-point="6" draw:end-shape="id3" draw:end-glue-point="7" svg:d="m6000 6111c-366 0-377-1733 22-17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07-14T18:24:36</meta:creation-date>
    <dc:date>2010-07-14T19:03:10</dc:date>
    <dc:creator>Johannes Held</dc:creator>
    <meta:editing-duration>PT00H21M28S</meta:editing-duration>
    <meta:editing-cycles>6</meta:editing-cycles>
    <meta:generator>OpenOffice.org/3.2$Unix OpenOffice.org_project/320m19$Build-9505</meta:generator>
    <meta:document-statistic meta:object-count="28"/>
  </office:meta>
</office:document-meta>
</file>